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6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7" style:family="text">
      <style:text-properties style:font-name="Segoe UI2" fo:font-size="26pt" fo:font-style="normal" style:font-name-asian="Segoe UI4" style:font-size-asian="36pt" style:font-style-asian="normal" style:font-name-complex="Segoe UI4" style:font-size-complex="36pt" style:font-style-complex="normal"/>
    </style:style>
    <style:style style:name="T8" style:family="text">
      <style:text-properties style:text-position="-33% 58%" style:font-name="Segoe UI4" style:font-name-asian="Segoe UI4" style:font-name-complex="Segoe UI4"/>
    </style:style>
    <style:style style:name="T9" style:family="text">
      <style:text-properties style:text-position="0% 100%" style:font-name="Segoe UI4" style:font-name-asian="Segoe UI4" style:font-name-complex="Segoe UI4"/>
    </style:style>
    <style:style style:name="T10" style:family="text">
      <style:text-properties fo:font-size="28pt" style:font-size-asian="40pt" style:font-size-complex="40pt"/>
    </style:style>
    <style:style style:name="T1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Werte der <text:span text:style-name="T1">Quantenzahl</text:span> <text:span text:style-name="T1">j</text:span> des Drehimpuls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können ganz- oder halbzahlig se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erte kann die <text:span text:style-name="T1">magnetische Quantenzahl</text:span> <text:span text:style-name="T1">m</text:span><text:span text:style-name="T2">j</text:span> anneh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m</text:span><text:span text:style-name="T2">j</text:span> = -<text:span text:style-name="T1">j</text:span>, -<text:span text:style-name="T1">j</text:span>+1, ... , +<text:span text:style-name="T1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<text:span text:style-name="T1">j</text:span> und <text:span text:style-name="T1">m</text:span><text:span text:style-name="T2">j</text:span> im Fall des Bahndrehimpulse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1">j</text:span> und damit auch <text:span text:style-name="T1">m</text:span><text:span text:style-name="T2">j</text:span> sind ganzzahli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berechnet sich der (klassische) Drehimpul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<text:span text:style-name="T3">L</text:span> = <text:span text:style-name="T3">r</text:span> x <text:span text:style-name="T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Komponenten des Drehimpulse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">L</text:span><text:span text:style-name="T2">x</text:span> = <text:span text:style-name="T1">y</text:span> <text:span text:style-name="T1">p</text:span><text:span text:style-name="T2">z</text:span> – <text:span text:style-name="T1">z</text:span> <text:span text:style-name="T1">p</text:span><text:span text:style-name="T2">y</text:span></text:p>
            <text:p><text:span text:style-name="T1">L</text:span><text:span text:style-name="T2">y</text:span><text:span text:style-name="T1"> = z p</text:span><text:span text:style-name="T2">x</text:span><text:span text:style-name="T1"> – x p</text:span><text:span text:style-name="T2">z</text:span></text:p>
            <text:p><text:span text:style-name="T1">L</text:span><text:span text:style-name="T2">z</text:span><text:span text:style-name="T1"> = x p</text:span><text:span text:style-name="T2">y</text:span><text:span text:style-name="T1"> – y p</text:span><text:span text:style-name="T2">x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4">Wie berechnen sich die Komponenten des Drehimpulses mit dem total antisymmetrisierten Einheitstensor dritter Stufe </text:span><text:span text:style-name="T5">ε</text:span><text:span text:style-name="T6">ijk</text:span><text:span text:style-name="T7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756cm" svg:height="1.829cm" svg:x="10.621cm" svg:y="9.585cm">
          <text:p/>
          <draw:object xlink:href="../Komponenten%20des%20klassischen%20Drehimpulses%20mit%20total%20antisymmetrisiertem%20Einheitstensor%20dritter%20Stuf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ind die wichtigsten Poisson-Klammern der Drehimpulskomponenten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75cm" svg:height="11.212cm" svg:x="6.562cm" svg:y="5.893cm">
          <text:p/>
          <draw:object xlink:href="../Wichtigste%20Poisson-Klammern%20der%20Drehimpulskomponent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eine <text:span text:style-name="T1">Observable</text:span>?</text:p>
          </draw:text-box>
        </draw:frame>
        <draw:frame presentation:style-name="pr6" draw:layer="layout" svg:width="25.199cm" svg:height="12.18cm" svg:x="1.4cm" svg:y="4.914cm" presentation:class="subtitle">
          <draw:text-box>
            <text:p>Ein <text:span text:style-name="T1">hermitescher</text:span> Op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Leiter- bzw. Stufen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Unschärferelationen erfüllen die Bahndrehimpulskompone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lauten die wichtigsten Kommutatoren der Leiter- bzw. Stufenoperatoren <text:span text:style-name="T1">L</text:span><text:span text:style-name="T8">±</text:span><text:span text:style-name="T9">?</text:span>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die Beziehung der alten zu den neuen Koordinaten bei einer Drehung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rehmatrix <text:span text:style-name="T1">D</text:span><text:span text:style-name="T2">ij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erhält man die Komponenten des (gedrehten) Ortsvektors im ursprünglich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gilt für die Basisvektoren des mitgedrehten Systems im ursprünglichen System?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0">Welche Bedingung muß die Drehmatrix erfüllen damit das gedrehte System ein Rechtssystem darstellt?</text:span>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Determinante der Drehmatrix muß 1 sei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Inverse der Drehmatrix <text:span text:style-name="T1">D</text:span><text:span text:style-name="T11">-1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entspricht der transponierten Matrix <text:span text:style-name="T1">D</text:span>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 text:style-name="P3"><text:span text:style-name="T10">Welche Bedingung muß der Drehimpulsoperator erfüllen, damit sich die Norm des Zustands nicht änd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muß unitär sein:</text:p>
          </draw:text-box>
        </draw:frame>
        <draw:frame draw:style-name="gr2" draw:text-style-name="P2" draw:layer="layout" svg:width="10.699cm" svg:height="1.274cm" svg:x="8.65cm" svg:y="11.862cm">
          <text:p/>
          <draw:object xlink:href="../Unitärer%20Operato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tellt man sich unter einer Drehung der Observablen vor?</text:p>
          </draw:text-box>
        </draw:frame>
        <draw:frame presentation:style-name="pr6" draw:layer="layout" svg:width="25.199cm" svg:height="12.18cm" svg:x="1.4cm" svg:y="4.914cm" presentation:class="subtitle">
          <draw:text-box>
            <text:p>Eine Drehung der zugeordneten Messapparatur, so, dass die Messung der gedrehten Observablen <text:s text:c="4"/>im gedrehten Zustand <text:s text:c="5"/>dieselben Resultate liefert wie die Messung von <text:span text:style-name="T1">A</text:span> im Zustand <text:s text:c="6"/>.</text:p>
          </draw:text-box>
        </draw:frame>
        <draw:frame draw:style-name="gr2" draw:text-style-name="P2" draw:layer="layout" svg:width="0.774cm" svg:height="1.143cm" svg:x="12.246cm" svg:y="10.4cm">
          <text:p/>
          <draw:object xlink:href="../bar%20A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4cm" svg:height="0.776cm" svg:x="20.599cm" svg:y="10.611cm">
          <text:p/>
          <draw:object xlink:href="../bar%20zustand%20phi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384cm" svg:height="0.67cm" svg:x="21.907cm" svg:y="11.764cm">
          <text:p/>
          <draw:object xlink:href="../zustand%20phi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findet eine Drehung von Observablen statt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urch eine unitäre Transformation:</text:p>
          </draw:text-box>
        </draw:frame>
        <draw:frame draw:style-name="gr2" draw:text-style-name="P2" draw:layer="layout" svg:width="13.895cm" svg:height="1.3cm" svg:x="7.052cm" svg:y="12.849cm">
          <text:p/>
          <draw:object xlink:href="../Unitäre%20Transformatio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8-23T11:57:04.840000000</dc:date>
    <meta:document-statistic meta:object-count="156"/>
  </office:meta>
</office:document-meta>
</file>